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loneID</text:p>
          </table:table-cell>
          <table:table-cell office:value-type="string" table:style-name="ce1">
            <text:p>Conf. (0-1)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Bishal</dc:creator>
    <meta:creation-date>2018-06-12T15:09:19Z</meta:creation-date>
    <dc:date>2018-06-13T17:27:45Z</dc:date>
    <meta:editing-cycles>2</meta:editing-cycles>
    <meta:editing-duration>PT0S</meta:editing-duration>
  </office:meta>
</office:document-meta>
</file>